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0f744d" officeooo:paragraph-rsid="0596224c"/>
    </style:style>
    <style:style style:name="P5" style:family="paragraph" style:parent-style-name="Text_20_body" style:list-style-name="L1">
      <style:paragraph-properties fo:text-align="start" style:justify-single-word="false" style:writing-mode="lr-tb"/>
      <style:text-properties officeooo:paragraph-rsid="0596224c"/>
    </style:style>
    <style:style style:name="P6" style:family="paragraph" style:parent-style-name="Heading_20_1">
      <style:paragraph-properties fo:line-height="100%"/>
      <style:text-properties style:use-window-font-color="true" officeooo:rsid="052c9289" officeooo:paragraph-rsid="057e19f6"/>
    </style:style>
    <style:style style:name="P7" style:family="paragraph" style:parent-style-name="Heading_20_3" style:list-style-name="L1">
      <style:paragraph-properties fo:line-height="100%" fo:text-align="start" style:justify-single-word="false" style:writing-mode="lr-tb"/>
      <style:text-properties officeooo:paragraph-rsid="0596224c"/>
    </style:style>
    <style:style style:name="T1" style:family="text">
      <style:text-properties officeooo:rsid="044d6347"/>
    </style:style>
    <style:style style:name="T2" style:family="text">
      <style:text-properties style:use-window-font-color="true" style:font-name="Times New Roman" fo:font-style="normal" fo:font-weight="normal" officeooo:rsid="0536befe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font-name="Times New Roman" fo:font-style="normal" fo:font-weight="normal" officeooo:rsid="053809d1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David CLM" fo:font-style="normal" officeooo:rsid="071ebc14" style:font-style-asian="normal" style:font-name-complex="David CLM" style:font-style-complex="normal"/>
    </style:style>
    <style:style style:name="T5" style:family="text">
      <style:text-properties style:use-window-font-color="true" style:font-name="David CLM" fo:font-style="normal" officeooo:rsid="0722200f" style:font-style-asian="normal" style:font-name-complex="David CLM" style:font-style-complex="normal"/>
    </style:style>
    <style:style style:name="T6" style:family="text">
      <style:text-properties style:use-window-font-color="true" style:font-name="David CLM" fo:font-style="normal" officeooo:rsid="0536befe" style:font-style-asian="normal" style:font-name-complex="David CLM" style:font-style-complex="normal"/>
    </style:style>
    <style:style style:name="T7" style:family="text">
      <style:text-properties style:use-window-font-color="true" style:font-name="David CLM" fo:font-style="normal" officeooo:rsid="05ede1b6" style:font-style-asian="normal" style:font-name-complex="David CLM" style:font-style-complex="normal"/>
    </style:style>
    <style:style style:name="T8" style:family="text">
      <style:text-properties style:use-window-font-color="true" style:font-name="David CLM" fo:font-style="normal" officeooo:rsid="05b1cf0c" style:font-style-asian="normal" style:font-name-complex="David CLM" style:font-style-complex="normal"/>
    </style:style>
    <style:style style:name="T9" style:family="text">
      <style:text-properties style:use-window-font-color="true" style:font-name="David CLM" fo:font-style="normal" fo:font-weight="normal" officeooo:rsid="0536befe" style:font-style-asian="normal" style:font-weight-asian="normal" style:font-name-complex="David CLM" style:font-style-complex="normal" style:font-weight-complex="normal"/>
    </style:style>
    <style:style style:name="T10" style:family="text">
      <style:text-properties style:use-window-font-color="true" style:font-name="David CLM" fo:font-style="normal" fo:font-weight="normal" officeooo:rsid="0722200f" style:font-style-asian="normal" style:font-weight-asian="normal" style:font-name-complex="David CLM" style:font-style-complex="normal" style:font-weight-complex="normal"/>
    </style:style>
    <style:style style:name="T11" style:family="text">
      <style:text-properties style:use-window-font-color="true" style:font-name="David CLM" fo:font-style="normal" fo:font-weight="bold" officeooo:rsid="0536befe" style:font-style-asian="normal" style:font-name-complex="David CLM" style:font-style-complex="normal"/>
    </style:style>
    <style:style style:name="T12" style:family="text">
      <style:text-properties officeooo:rsid="05b4e1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מכרזים: וק"ג, פירסום, <text:span text:style-name="T12">מאירסון</text:span></text:h>
      <text:p text:style-name="P3">מאמרים<text:span text:style-name="T1"> להרחבה </text:span></text:p>
      <text:list xml:id="list3292917354" text:style-name="L1">
        <text:list-item>
          <text:p text:style-name="P5"><text:span text:style-name="Citation"><text:span text:style-name="T2">N Nisan, A Rone</text:span></text:span><text:span text:style-name="Citation"><text:span text:style-name="T3">n (2001): "</text:span></text:span><text:bookmark text:name="t1lPa5nCWBAJ"/><text:a xlink:type="simple" xlink:href="https://www.sciencedirect.com/science/article/pii/S089982569990790X" text:style-name="Internet_20_link" text:visited-style-name="Visited_20_Internet_20_Link"><text:span text:style-name="Citation">Algorithmic mechanism design</text:span></text:a><text:a xlink:type="simple" xlink:href="https://www.sciencedirect.com/science/article/pii/S089982569990790X" text:style-name="Internet_20_link" text:visited-style-name="Visited_20_Internet_20_Link"><text:span text:style-name="Citation">‏</text:span></text:a><text:span text:style-name="T3">"</text:span></text:p>
        </text:list-item>
        <text:list-item>
          <text:p text:style-name="P7"><text:span text:style-name="Citation"><text:span text:style-name="T4">D</text:span></text:span><text:span text:style-name="Citation"><text:span text:style-name="T5">. Mishra et al (2014): "</text:span></text:span><text:bookmark text:name="HQ-UyGS8-ekJ"/><text:a xlink:type="simple" xlink:href="https://www.sciencedirect.com/science/article/pii/S0022053114000866" text:style-name="Internet_20_link" text:visited-style-name="Visited_20_Internet_20_Link"><text:span text:style-name="Citation"><text:span text:style-name="T6">Multidimensional </text:span></text:span></text:a><text:a xlink:type="simple" xlink:href="https://www.sciencedirect.com/science/article/pii/S0022053114000866" text:style-name="Internet_20_link" text:visited-style-name="Visited_20_Internet_20_Link"><text:span text:style-name="Citation"><text:span text:style-name="T9">mechanism</text:span></text:span></text:a><text:a xlink:type="simple" xlink:href="https://www.sciencedirect.com/science/article/pii/S0022053114000866" text:style-name="Internet_20_link" text:visited-style-name="Visited_20_Internet_20_Link"><text:span text:style-name="Citation"><text:span text:style-name="T11"> </text:span></text:span></text:a><text:a xlink:type="simple" xlink:href="https://www.sciencedirect.com/science/article/pii/S0022053114000866" text:style-name="Internet_20_link" text:visited-style-name="Visited_20_Internet_20_Link"><text:span text:style-name="Citation"><text:span text:style-name="T6">design in single peaked type spaces‏</text:span></text:span></text:a><text:span text:style-name="Citation"><text:span text:style-name="T5">"</text:span></text:span></text:p>
        </text:list-item>
        <text:list-item>
          <text:p text:style-name="P7"><text:bookmark text:name="KmdI4IFv_J0J"/><text:span text:style-name="Citation"><text:span text:style-name="T7">T</text:span></text:span><text:span text:style-name="Citation"><text:span text:style-name="T8">im</text:span></text:span><text:span text:style-name="Citation"><text:span text:style-name="T7"> Roughgarden and I</text:span></text:span><text:span text:style-name="Citation"><text:span text:style-name="T8">nbal</text:span></text:span><text:span text:style-name="Citation"><text:span text:style-name="T7"> Talgam-Cohen (2019): "</text:span></text:span><text:a xlink:type="simple" xlink:href="https://arxiv.org/abs/1812.11896" text:style-name="Internet_20_link" text:visited-style-name="Visited_20_Internet_20_Link"><text:span text:style-name="Citation"><text:span text:style-name="T5">Approximately optimal mechanism design‏</text:span></text:span></text:a><text:span text:style-name="Citation"><text:span text:style-name="T7">"</text:span></text:span></text:p>
        </text:list-item>
        <text:list-item>
          <text:p text:style-name="P7"><text:span text:style-name="Citation"><text:span text:style-name="T7">Chakrabarty and Swamy (2014): "</text:span></text:span><text:a xlink:type="simple" xlink:href="https://dl.acm.org/citation.cfm?id=2554810" text:style-name="Internet_20_link" text:visited-style-name="Visited_20_Internet_20_Link"><text:span text:style-name="Citation"><text:span text:style-name="T10">Welfare maximization and truthfulness in mechanism design with ordinal preferences‏</text:span></text:span></text:a><text:span text:style-name="Citation"><text:span text:style-name="T7">"</text:span>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9T16:32:45.506491515</dc:date>
    <meta:editing-duration>P11DT8H39M36S</meta:editing-duration>
    <meta:editing-cycles>1292</meta:editing-cycles>
    <dc:creator>Erel Segal-Halevi</dc:creator>
    <meta:document-statistic meta:table-count="0" meta:image-count="0" meta:object-count="0" meta:page-count="1" meta:paragraph-count="8" meta:word-count="62" meta:character-count="421" meta:non-whitespace-character-count="370"/>
  </office:meta>
</office:document-meta>
</file>